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ia : *...*</text:p>
      <text:p text:style-name="Standard"/>
      <text:p text:style-name="Standard"><text:tab/>ia : *!*</text:p>
      <text:p text:style-name="Standard"/>
      <text:p text:style-name="Standard"><text:tab/>ia : *Chargement des données *</text:p>
      <text:p text:style-name="Standard"/>
      <text:p text:style-name="Standard"><text:tab/>ia : *-SAI-1 an 2940 Dans un univers ou la technique avait<text:s/>permis de nombreuses prouesses techniques,<text:s/>le terraformage ou la modification d'une planète pour la rendre habitable restait un enjeu de taille. *</text:p>
      <text:p text:style-name="Standard"/>
      <text:p text:style-name="Standard"><text:tab/>ia : * Contacter par une<text:s/>société anonyme qui leur proposait<text:s/>de les payer gracieusement en échange de coordonnées de planètes potentielles.*</text:p>
      <text:p text:style-name="Standard"/>
      <text:p text:style-name="Standard"><text:tab/>ia : * Nous suivons l'équipage du<text:s/>pilote Tom Shepard, accompagné du biologiste James Thatch, ainsi que d'un ingénieur mécanique répondant au nom de Vincent Sinclar .*</text:p>
      <text:p text:style-name="Standard"/>
      <text:p text:style-name="Standard"><text:tab/>Tom : Planète en vu !</text:p>
      <text:p text:style-name="Standard"/>
      <text:p text:style-name="Standard"><text:tab/>Vincent : <text:s/>Esperont que cette fois-ci cette planète est exploitable, j'en ai marre de vos plans foireux, on ne sait même pas qui nous paye !<text:s/></text:p>
      <text:p text:style-name="Standard"/>
      <text:p text:style-name="Standard"><text:tab/>Vincent : Oh ça va ! Sale fragile, du moment que l'on touche des flouz, pas besoin de se préoccuper du reste.</text:p>
      <text:p text:style-name="Standard"/>
      <text:p text:style-name="Standard"><text:tab/>James : Eh beh</text:p>
      <text:p text:style-name="Standard"/>
      <text:p text:style-name="Standard"><text:tab/>James : En tout cas une chose est sur, c'est un plaisir ce voyager avec vous les<text:s/>gars....</text:p>
      <text:p text:style-name="Standard"/>
      <text:p text:style-name="Standard"><text:tab/>James : Ia ! Tu peux nous dire les régions sur lesquels l'on peut se poser ?</text:p>
      <text:p text:style-name="Standard"/>
      <text:p text:style-name="Standard"><text:tab/>ia : Bien entendu !<text:s/></text:p>
      <text:p text:style-name="Standard"/>
      <text:p text:style-name="Standard"><text:tab/>ia: Voici les différentes régions possibles:</text:p>
      <text:p text:style-name="Standard"/>
      <text:p text:style-name="Standard">____</text:p>
      <text:p text:style-name="Standard"/>
      <text:p text:style-name="Standard">fin histoire principale</text:p>
      <text:p text:style-name="Standard"/>
      <text:p text:style-name="Standard"><text:tab/>Vincent<text:s/>Tom, on détecte un signal de détresse dans cette région</text:p>
      <text:p text:style-name="Standard"/>
      <text:p text:style-name="Standard"><text:tab/>Tom : On y va !</text:p>
      <text:p text:style-name="Standard"/>
      <text:p text:style-name="Standard"><text:tab/>James :<text:s/>Attends attend, tu vas quand même pas te diriger vers ce signal de détresse alors que l'on<text:s/>ne sait rien de cette planète ?!</text:p>
      <text:p text:style-name="Standard"/>
      <text:p text:style-name="Standard"><text:tab/>Tom : Mais ça risque rien</text:p>
      <text:p text:style-name="Standard"/>
      <text:p text:style-name="Standard"><text:tab/>Vincent :<text:s/>ON NOUS TIRE DESSUS<text:s/>!<text:s/></text:p>
      <text:p text:style-name="Standard"/>
      <text:p text:style-name="Standard"><text:tab/>Vincent<text:s/>:<text:s/>...</text:p>
      <text:p text:style-name="Standard"/>
      <text:p text:style-name="Standard"><text:tab/>Vincent : BEST IDEA EVER ! L'arrière du vaisseau est foutu !</text:p>
      <text:soft-page-break/>
      <text:p text:style-name="Standard"><text:tab/>James :<text:s/>Avec Tom on va voir l'entendu des dégâts</text:p>
      <text:p text:style-name="Standard"/>
      <text:p text:style-name="Standard"><text:tab/>James :<text:s/>On s'est pas loupé sur ce coup-là....</text:p>
      <text:p text:style-name="Standard"/>
      <text:p text:style-name="Standard"><text:tab/>Tom :<text:s/>Mec vient voir ! Des armes de partout<text:s/>!<text:s/></text:p>
      <text:p text:style-name="Standard"/>
      <text:p text:style-name="Standard"><text:tab/>James :<text:s/>Vu que l'on vient de s'écraser à coté d'une base militaire je trouve ça normal... par contre que le système de défense nous tire dessus à vu est moins évident</text:p>
      <text:p text:style-name="Standard"/>
      <text:p text:style-name="Standard"><text:tab/>Tom<text:s/>:<text:s/>Il y a surement eu des affrontements récents</text:p>
      <text:p text:style-name="Standard"/>
      <text:p text:style-name="Standard"><text:tab/>Vincent :<text:s/>Bon les gars... le moteur à réaction est foutu, a moins se trouve de quoi le répare dans les environs on est coincé ici.</text:p>
      <text:p text:style-name="Standard"/>
      <text:p text:style-name="Standard"><text:tab/>Tom : QUOI ?!</text:p>
      <text:p text:style-name="Standard"/>
      <text:p text:style-name="Standard"><text:tab/>ia : *Fin des enregistrement*</text:p>
      <text:p text:style-name="Standard"/>
      <text:p text:style-name="Standard">________</text:p>
      <text:p text:style-name="Standard"/>
      <text:p text:style-name="Standard">Fin cratère</text:p>
      <text:p text:style-name="Standard"/>
      <text:p text:style-name="Standard"><text:tab/>James : bon, j'ai fini les prélèvements aux alentours du vaisseau, on attend le retour de TOM et on avisera pour la visite des autres régions.</text:p>
      <text:p text:style-name="Standard"/>
      <text:p text:style-name="Standard"><text:tab/>Tom : hé les gars, regardez ce que j'ai trouvé en visitant les environs</text:p>
      <text:p text:style-name="Standard"/>
      <text:p text:style-name="Standard"><text:tab/>James :<text:s/>On dirais<text:s/>un journal de bord, on en saura plus sur les habitants</text:p>
      <text:p text:style-name="Standard"/>
      <text:p text:style-name="Standard"><text:tab/>James :<text:s/>ia, lis-nous le journal s'il te plaît</text:p>
      <text:p text:style-name="Standard"/>
      <text:p text:style-name="Standard"><text:tab/>ia : Affirmatif</text:p>
      <text:p text:style-name="Standard"/>
      <text:p text:style-name="Standard"><text:tab/>ia *<text:s/>La terre est désertée depuis longtemps. Des successions d’invasions extra-terrestres et la<text:s/>menace<text:s/>d'un<text:s/>virus<text:s/>situé sur une ile fermer au public, loin d'ici<text:s/>l’ont vidée de ses habitants humains. Les survivants se sont réfugiés sur d’autres planètes*</text:p>
      <text:p text:style-name="Standard"/>
      <text:p text:style-name="Standard"><text:tab/>ia : *Je voulais également quitter cette planète, mais hélas mon état déplorable ne me le permet pas.*</text:p>
      <text:p text:style-name="Standard"/>
      <text:p text:style-name="Standard"><text:tab/>ia *<text:s/>J'espère qu'un jour ma chère et tendre terre natale pourra prospérer de nouveau*</text:p>
      <text:p text:style-name="Standard"/>
      <text:p text:style-name="Standard"><text:tab/>ia * Fin de lecture*</text:p>
      <text:p text:style-name="Standard"/>
      <text:p text:style-name="Standard"><text:tab/>Tom : ...</text:p>
      <text:p text:style-name="Standard"/>
      <text:p text:style-name="Standard"><text:tab/>Vincent : les pauvres, entre les invasions et ce virus, ils n'avaient aucune chance</text:p>
      <text:p text:style-name="Standard"/>
      <text:p text:style-name="Standard"><text:tab/>James :<text:s/>Je viens de vérifier les prélèvements, aucune trace de virus, mais dans le doute il vaut mieux que l'on parte de cette planète au plus vite ! <text:s/></text:p>
      <text:p text:style-name="Standard"/>
      <text:p text:style-name="Standard"><text:tab/>James :<text:s/>Pendant que l'on quitte la planète, on peut toujours faire un rapport auprès de la<text:s/><text:soft-page-break/>société qui nous embauche pour leur faire part des différentes menaces possibles.</text:p>
      <text:p text:style-name="Standard"/>
      <text:p text:style-name="Standard"><text:tab/>Tom :<text:s/>Je n'aurai pas mieux dit ! Bon on déguerpit vite !</text:p>
      <text:p text:style-name="Standard"/>
      <text:p text:style-name="Standard"><text:tab/>ia : *Fin des enregistrement*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hristophe Charlebois</meta:initial-creator>
    <dc:creator>Christophe Charlebois</dc:creator>
    <meta:creation-date>2018-06-05T23:49:00Z</meta:creation-date>
    <dc:date>2018-06-06T01:15:00Z</dc:date>
    <meta:template xlink:href="Normal.dotm" xlink:type="simple"/>
    <meta:editing-cycles>12</meta:editing-cycles>
    <meta:editing-duration>PT504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527" meta:character-count="3422" meta:row-count="24" meta:non-whitespace-character-count="2901"/>
  </office:meta>
</office:document-meta>
</file>